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4.249cm" style:rel-column-width="16383*"/>
    </style:style>
    <style:style style:name="Таблица1.D" style:family="table-column">
      <style:table-column-properties style:column-width="4.251cm" style:rel-column-width="16386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2" style:family="table-row">
      <style:table-row-properties style:min-row-height="1.803cm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3.401cm" style:rel-column-width="13107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E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1f1184" officeooo:paragraph-rsid="001f1184" style:font-size-asian="14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338593" officeooo:paragraph-rsid="00338593" style:font-size-asian="14pt" style:font-size-complex="14pt"/>
    </style:style>
    <style:style style:name="P3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3fbe3b" officeooo:paragraph-rsid="003fbe3b" style:font-size-asian="14pt" style:font-size-complex="14pt"/>
    </style:style>
    <style:style style:name="P4" style:family="paragraph" style:parent-style-name="Standard">
      <style:paragraph-properties fo:line-height="150%" fo:text-align="justify" style:justify-single-word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2f230b" officeooo:paragraph-rsid="002f230b" style:font-size-asian="14pt" style:font-size-complex="14pt"/>
    </style:style>
    <style:style style:name="P5" style:family="paragraph" style:parent-style-name="Standard">
      <style:paragraph-properties fo:line-height="150%" fo:text-align="justify" style:justify-single-word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301fe4" officeooo:paragraph-rsid="00301fe4" style:font-size-asian="14pt" style:font-size-complex="14pt"/>
    </style:style>
    <style:style style:name="P6" style:family="paragraph" style:parent-style-name="Standard" style:list-style-name="L1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1f1184" officeooo:paragraph-rsid="001f1184" style:font-size-asian="14pt" style:font-size-complex="14pt"/>
    </style:style>
    <style:style style:name="P7" style:family="paragraph" style:parent-style-name="Standard" style:list-style-name="L1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1f1184" officeooo:paragraph-rsid="00374f55" style:font-size-asian="14pt" style:font-size-complex="14pt"/>
    </style:style>
    <style:style style:name="P8" style:family="paragraph" style:parent-style-name="Standard" style:list-style-name="L1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1f1184" officeooo:paragraph-rsid="0038bd42" style:font-size-asian="14pt" style:font-size-complex="14pt"/>
    </style:style>
    <style:style style:name="P9" style:family="paragraph" style:parent-style-name="Standard" style:list-style-name="L1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1f1184" officeooo:paragraph-rsid="00810fb1" style:font-size-asian="14pt" style:font-size-complex="14pt"/>
    </style:style>
    <style:style style:name="P10" style:family="paragraph" style:parent-style-name="Standard" style:list-style-name="L1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22d6e4" officeooo:paragraph-rsid="0022d6e4" style:font-size-asian="14pt" style:font-size-complex="14pt"/>
    </style:style>
    <style:style style:name="P11" style:family="paragraph" style:parent-style-name="Standard" style:list-style-name="L1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2be8cb" officeooo:paragraph-rsid="002be8cb" style:font-size-asian="14pt" style:font-size-complex="14pt"/>
    </style:style>
    <style:style style:name="P12" style:family="paragraph" style:parent-style-name="Standard" style:list-style-name="L1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2d36ab" officeooo:paragraph-rsid="002d36ab" style:font-size-asian="14pt" style:font-size-complex="14pt"/>
    </style:style>
    <style:style style:name="P13" style:family="paragraph" style:parent-style-name="Standard" style:list-style-name="L1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31d03f" officeooo:paragraph-rsid="0031d03f" style:font-size-asian="14pt" style:font-size-complex="14pt"/>
    </style:style>
    <style:style style:name="P14" style:family="paragraph" style:parent-style-name="Standard" style:list-style-name="L3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31d03f" officeooo:paragraph-rsid="0031d03f" style:font-size-asian="14pt" style:font-size-complex="14pt"/>
    </style:style>
    <style:style style:name="P15" style:family="paragraph" style:parent-style-name="Standard" style:list-style-name="L6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3f58dd" officeooo:paragraph-rsid="003f58dd" style:font-size-asian="14pt" style:font-size-complex="14pt"/>
    </style:style>
    <style:style style:name="P16" style:family="paragraph" style:parent-style-name="Standard" style:list-style-name="L7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3fbe3b" officeooo:paragraph-rsid="003fbe3b" style:font-size-asian="14pt" style:font-size-complex="14pt"/>
    </style:style>
    <style:style style:name="P17" style:family="paragraph" style:parent-style-name="Standard" style:list-style-name="L7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4134c6" officeooo:paragraph-rsid="004134c6" style:font-size-asian="14pt" style:font-size-complex="14pt"/>
    </style:style>
    <style:style style:name="P18" style:family="paragraph" style:parent-style-name="Standard" style:list-style-name="L7" style:master-page-name="">
      <loext:graphic-properties draw:fill="none"/>
      <style:paragraph-properties fo:line-height="150%" fo:text-align="justify" style:justify-single-word="false" style:page-number="auto" fo:background-color="transparent"/>
      <style:text-properties fo:color="#000000" loext:opacity="100%" style:font-name="Times New Roman" fo:font-size="14pt" fo:language="ru" fo:country="RU" officeooo:rsid="004134c6" officeooo:paragraph-rsid="004134c6" style:font-size-asian="14pt" style:font-size-complex="14pt"/>
    </style:style>
    <style:style style:name="P19" style:family="paragraph" style:parent-style-name="Standard" style:list-style-name="L8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4134c6" officeooo:paragraph-rsid="004134c6" style:font-size-asian="14pt" style:font-size-complex="14pt"/>
    </style:style>
    <style:style style:name="P20" style:family="paragraph" style:parent-style-name="Standard" style:list-style-name="L8">
      <style:paragraph-properties fo:line-height="150%" fo:text-align="justify" style:justify-single-word="false" fo:break-before="page"/>
      <style:text-properties fo:color="#000000" loext:opacity="100%" style:font-name="Times New Roman" fo:font-size="14pt" fo:language="ru" fo:country="RU" officeooo:rsid="004134c6" officeooo:paragraph-rsid="004134c6" style:font-size-asian="14pt" style:font-size-complex="14pt"/>
    </style:style>
    <style:style style:name="P21" style:family="paragraph" style:parent-style-name="Standard" style:list-style-name="L9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4134c6" officeooo:paragraph-rsid="004134c6" style:font-size-asian="14pt" style:font-size-complex="14pt"/>
    </style:style>
    <style:style style:name="P22" style:family="paragraph" style:parent-style-name="Standard" style:list-style-name="L7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73dc31" officeooo:paragraph-rsid="0073dc31" style:font-size-asian="14pt" style:font-size-complex="14pt"/>
    </style:style>
    <style:style style:name="P23" style:family="paragraph" style:parent-style-name="Standard" style:list-style-name="L7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626e8b" officeooo:paragraph-rsid="00626e8b" style:font-size-asian="14pt" style:font-size-complex="14pt"/>
    </style:style>
    <style:style style:name="P24" style:family="paragraph" style:parent-style-name="Standard" style:list-style-name="L7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64c349" officeooo:paragraph-rsid="0064c349" style:font-size-asian="14pt" style:font-size-complex="14pt"/>
    </style:style>
    <style:style style:name="P25" style:family="paragraph" style:parent-style-name="Standard" style:list-style-name="L7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768035" officeooo:paragraph-rsid="00768035" style:font-size-asian="14pt" style:font-size-complex="14pt"/>
    </style:style>
    <style:style style:name="P26" style:family="paragraph" style:parent-style-name="Standard" style:list-style-name="L7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69c428" officeooo:paragraph-rsid="0069c428" style:font-size-asian="14pt" style:font-size-complex="14pt"/>
    </style:style>
    <style:style style:name="P27" style:family="paragraph" style:parent-style-name="Standard" style:list-style-name="L7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6da7b3" officeooo:paragraph-rsid="006da7b3" style:font-size-asian="14pt" style:font-size-complex="14pt"/>
    </style:style>
    <style:style style:name="P28" style:family="paragraph" style:parent-style-name="Standard" style:list-style-name="L7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7dbbed" officeooo:paragraph-rsid="007dbbed" style:font-size-asian="14pt" style:font-size-complex="14pt"/>
    </style:style>
    <style:style style:name="P29" style:family="paragraph" style:parent-style-name="Standard" style:list-style-name="L7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77e213" officeooo:paragraph-rsid="0077e213" style:font-size-asian="14pt" style:font-size-complex="14pt"/>
    </style:style>
    <style:style style:name="P30" style:family="paragraph" style:parent-style-name="Standard" style:list-style-name="L7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7c87e9" officeooo:paragraph-rsid="007c87e9" style:font-size-asian="14pt" style:font-size-complex="14pt"/>
    </style:style>
    <style:style style:name="P31" style:family="paragraph" style:parent-style-name="Standard" style:list-style-name="L9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5c4ec3" officeooo:paragraph-rsid="005c4ec3" style:font-size-asian="14pt" style:font-size-complex="14pt"/>
    </style:style>
    <style:style style:name="P32" style:family="paragraph" style:parent-style-name="Standard" style:list-style-name="L9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55ef0a" officeooo:paragraph-rsid="005c4ec3" style:font-size-asian="14pt" style:font-size-complex="14pt"/>
    </style:style>
    <style:style style:name="P33" style:family="paragraph" style:parent-style-name="Standard" style:list-style-name="L9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59a195" officeooo:paragraph-rsid="005c4ec3" style:font-size-asian="14pt" style:font-size-complex="14pt"/>
    </style:style>
    <style:style style:name="P34" style:family="paragraph" style:parent-style-name="Standard" style:list-style-name="L9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714902" officeooo:paragraph-rsid="00714902" style:font-size-asian="14pt" style:font-size-complex="14pt"/>
    </style:style>
    <style:style style:name="P35" style:family="paragraph" style:parent-style-name="Standard" style:list-style-name="L9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51d03a" officeooo:paragraph-rsid="00714902" style:font-size-asian="14pt" style:font-size-complex="14pt"/>
    </style:style>
    <style:style style:name="P36" style:family="paragraph" style:parent-style-name="Standard" style:list-style-name="L9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51d03a" officeooo:paragraph-rsid="0051d03a" style:font-size-asian="14pt" style:font-size-complex="14pt"/>
    </style:style>
    <style:style style:name="P37" style:family="paragraph" style:parent-style-name="Standard" style:list-style-name="L9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43125e" officeooo:paragraph-rsid="0043125e" style:font-size-asian="14pt" style:font-size-complex="14pt"/>
    </style:style>
    <style:style style:name="P38" style:family="paragraph" style:parent-style-name="Standard" style:list-style-name="L9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450df4" officeooo:paragraph-rsid="00450df4" style:font-size-asian="14pt" style:font-size-complex="14pt"/>
    </style:style>
    <style:style style:name="P39" style:family="paragraph" style:parent-style-name="Standard" style:list-style-name="L9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4437b4" officeooo:paragraph-rsid="004437b4" style:font-size-asian="14pt" style:font-size-complex="14pt"/>
    </style:style>
    <style:style style:name="P40" style:family="paragraph" style:parent-style-name="Standard" style:list-style-name="L9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6ff020" officeooo:paragraph-rsid="006ff020" style:font-size-asian="14pt" style:font-size-complex="14pt"/>
    </style:style>
    <style:style style:name="P41" style:family="paragraph" style:parent-style-name="Standard" style:list-style-name="L9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4a4de9" officeooo:paragraph-rsid="004a4de9" style:font-size-asian="14pt" style:font-size-complex="14pt"/>
    </style:style>
    <style:style style:name="P42" style:family="paragraph" style:parent-style-name="Standard" style:list-style-name="L9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4619cb" officeooo:paragraph-rsid="004619cb" style:font-size-asian="14pt" style:font-size-complex="14pt"/>
    </style:style>
    <style:style style:name="P43" style:family="paragraph" style:parent-style-name="Standard" style:list-style-name="L9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4d562d" officeooo:paragraph-rsid="004d562d" style:font-size-asian="14pt" style:font-size-complex="14pt"/>
    </style:style>
    <style:style style:name="P44" style:family="paragraph" style:parent-style-name="Standard" style:list-style-name="L9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53b368" officeooo:paragraph-rsid="0053b368" style:font-size-asian="14pt" style:font-size-complex="14pt"/>
    </style:style>
    <style:style style:name="P45" style:family="paragraph" style:parent-style-name="Standard" style:list-style-name="L9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56e32f" officeooo:paragraph-rsid="0056e32f" style:font-size-asian="14pt" style:font-size-complex="14pt"/>
    </style:style>
    <style:style style:name="P46" style:family="paragraph" style:parent-style-name="Standard" style:list-style-name="L9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730ccf" officeooo:paragraph-rsid="00730ccf" style:font-size-asian="14pt" style:font-size-complex="14pt"/>
    </style:style>
    <style:style style:name="P47" style:family="paragraph" style:parent-style-name="Standard" style:list-style-name="L9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61494b" officeooo:paragraph-rsid="0061494b" style:font-size-asian="14pt" style:font-size-complex="14pt"/>
    </style:style>
    <style:style style:name="P48" style:family="paragraph" style:parent-style-name="Standard" style:list-style-name="L9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5813f7" officeooo:paragraph-rsid="005813f7" style:font-size-asian="14pt" style:font-size-complex="14pt"/>
    </style:style>
    <style:style style:name="P49" style:family="paragraph" style:parent-style-name="Standard" style:list-style-name="L9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5e0052" officeooo:paragraph-rsid="005e0052" style:font-size-asian="14pt" style:font-size-complex="14pt"/>
    </style:style>
    <style:style style:name="P50" style:family="paragraph" style:parent-style-name="Standard" style:list-style-name="L9">
      <style:paragraph-properties fo:line-height="150%" fo:text-align="justify" style:justify-single-word="false"/>
      <style:text-properties fo:color="#000000" loext:opacity="100%" style:font-name="Times New Roman" fo:font-size="14pt" fo:language="en" fo:country="US" officeooo:rsid="004134c6" officeooo:paragraph-rsid="004134c6" style:font-size-asian="14pt" style:font-size-complex="14pt"/>
    </style:style>
    <style:style style:name="P51" style:family="paragraph" style:parent-style-name="Standard" style:list-style-name="L1">
      <style:paragraph-properties fo:line-height="150%" fo:text-align="justify" style:justify-single-word="false"/>
      <style:text-properties fo:color="#000000" loext:opacity="100%" officeooo:paragraph-rsid="0039da35"/>
    </style:style>
    <style:style style:name="P52" style:family="paragraph" style:parent-style-name="Standard" style:list-style-name="L2">
      <style:paragraph-properties fo:line-height="150%" fo:text-align="justify" style:justify-single-word="false"/>
      <style:text-properties fo:font-variant="normal" fo:text-transform="none" fo:color="#000000" loext:opacity="100%" style:font-name="Times New Roman" fo:font-size="14pt" fo:letter-spacing="normal" fo:font-style="normal" fo:font-weight="normal" officeooo:paragraph-rsid="002d36ab" style:font-size-asian="14pt" style:font-size-complex="14pt"/>
    </style:style>
    <style:style style:name="P53" style:family="paragraph" style:parent-style-name="Standard" style:list-style-name="L2">
      <style:paragraph-properties fo:line-height="150%" fo:text-align="justify" style:justify-single-word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2d36ab" officeooo:paragraph-rsid="002d36ab" style:font-size-asian="14pt" style:font-size-complex="14pt"/>
    </style:style>
    <style:style style:name="P54" style:family="paragraph" style:parent-style-name="Standard" style:list-style-name="L2">
      <style:paragraph-properties fo:line-height="150%" fo:text-align="justify" style:justify-single-word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2f230b" officeooo:paragraph-rsid="002f230b" style:font-size-asian="14pt" style:font-size-complex="14pt"/>
    </style:style>
    <style:style style:name="P55" style:family="paragraph" style:parent-style-name="Standard" style:list-style-name="L2">
      <style:paragraph-properties fo:line-height="150%" fo:text-align="justify" style:justify-single-word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2f230b" officeooo:paragraph-rsid="0038bd42" style:font-size-asian="14pt" style:font-size-complex="14pt"/>
    </style:style>
    <style:style style:name="P56" style:family="paragraph" style:parent-style-name="Standard" style:list-style-name="L2">
      <style:paragraph-properties fo:line-height="150%" fo:text-align="justify" style:justify-single-word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301fe4" officeooo:paragraph-rsid="00301fe4" style:font-size-asian="14pt" style:font-size-complex="14pt"/>
    </style:style>
    <style:style style:name="P57" style:family="paragraph" style:parent-style-name="Standard" style:list-style-name="L1">
      <style:paragraph-properties fo:line-height="150%" fo:text-align="justify" style:justify-single-word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3d6897" officeooo:paragraph-rsid="003d6897" style:font-size-asian="14pt" style:font-size-complex="14pt"/>
    </style:style>
    <style:style style:name="P58" style:family="paragraph" style:parent-style-name="Standard" style:list-style-name="L6">
      <style:paragraph-properties fo:line-height="150%" fo:text-align="justify" style:justify-single-word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3d6897" officeooo:paragraph-rsid="003d6897" style:font-size-asian="14pt" style:font-size-complex="14pt"/>
    </style:style>
    <style:style style:name="P59" style:family="paragraph" style:parent-style-name="Standard" style:list-style-name="L6">
      <style:paragraph-properties fo:line-height="150%" fo:text-align="justify" style:justify-single-word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3f02e6" officeooo:paragraph-rsid="003f02e6" style:font-size-asian="14pt" style:font-size-complex="14pt"/>
    </style:style>
    <style:style style:name="P60" style:family="paragraph" style:parent-style-name="Standard" style:list-style-name="L6">
      <style:paragraph-properties fo:line-height="150%" fo:text-align="justify" style:justify-single-word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3f58dd" officeooo:paragraph-rsid="003f58dd" style:font-size-asian="14pt" style:font-size-complex="14pt"/>
    </style:style>
    <style:style style:name="P61" style:family="paragraph" style:parent-style-name="Standard" style:list-style-name="L4">
      <style:paragraph-properties fo:line-height="150%" fo:text-align="justify" style:justify-single-word="false"/>
      <style:text-properties fo:color="#ff0000" loext:opacity="100%" style:font-name="Times New Roman" fo:font-size="14pt" fo:language="ru" fo:country="RU" officeooo:rsid="00337712" officeooo:paragraph-rsid="00337712" style:font-size-asian="14pt" style:font-size-complex="14pt"/>
    </style:style>
    <style:style style:name="P62" style:family="paragraph" style:parent-style-name="Standard" style:list-style-name="L7">
      <style:paragraph-properties fo:line-height="150%" fo:text-align="justify" style:justify-single-word="false"/>
      <style:text-properties fo:color="#ff0000" loext:opacity="100%" style:font-name="Times New Roman" fo:font-size="14pt" fo:language="ru" fo:country="RU" officeooo:rsid="0074d127" officeooo:paragraph-rsid="0074d127" style:font-size-asian="14pt" style:font-size-complex="14pt"/>
    </style:style>
    <style:style style:name="P63" style:family="paragraph" style:parent-style-name="Standard" style:list-style-name="L1">
      <style:paragraph-properties fo:line-height="150%" fo:text-align="justify" style:justify-single-word="false"/>
      <style:text-properties fo:color="#ff0000" loext:opacity="100%" style:font-name="Times New Roman" fo:font-size="14pt" fo:language="ru" fo:country="RU" officeooo:rsid="00338593" officeooo:paragraph-rsid="00338593" style:font-size-asian="14pt" style:font-size-complex="14pt"/>
    </style:style>
    <style:style style:name="P64" style:family="paragraph" style:parent-style-name="Standard" style:list-style-name="L5">
      <style:paragraph-properties fo:line-height="150%" fo:text-align="justify" style:justify-single-word="false"/>
      <style:text-properties fo:color="#ff0000" loext:opacity="100%" style:font-name="Times New Roman" fo:font-size="14pt" fo:language="ru" fo:country="RU" officeooo:rsid="00338593" officeooo:paragraph-rsid="00338593" style:font-size-asian="14pt" style:font-size-complex="14pt"/>
    </style:style>
    <style:style style:name="P65" style:family="paragraph" style:parent-style-name="Standard" style:list-style-name="L9">
      <style:paragraph-properties fo:line-height="150%" fo:text-align="justify" style:justify-single-word="false"/>
      <style:text-properties fo:color="#00a933" loext:opacity="100%" style:font-name="Times New Roman" fo:font-size="14pt" fo:language="ru" fo:country="RU" officeooo:rsid="005813f7" officeooo:paragraph-rsid="005813f7" style:font-size-asian="14pt" style:font-size-complex="14pt"/>
    </style:style>
    <style:style style:name="P66" style:family="paragraph" style:parent-style-name="Standard" style:list-style-name="L1">
      <style:paragraph-properties fo:line-height="150%" fo:text-align="justify" style:justify-single-word="false"/>
      <style:text-properties style:use-window-font-color="true" loext:opacity="0%" officeooo:rsid="00337712" officeooo:paragraph-rsid="00337712"/>
    </style:style>
    <style:style style:name="P67" style:family="paragraph" style:parent-style-name="Standard" style:list-style-name="L4">
      <style:paragraph-properties fo:line-height="150%" fo:text-align="justify" style:justify-single-word="false"/>
      <style:text-properties style:use-window-font-color="true" loext:opacity="0%" style:font-name="Times New Roman" fo:font-size="14pt" fo:language="ru" fo:country="RU" officeooo:rsid="00337712" officeooo:paragraph-rsid="00337712" style:font-size-asian="14pt" style:font-size-complex="14pt"/>
    </style:style>
    <style:style style:name="P68" style:family="paragraph" style:parent-style-name="Table_20_Contents">
      <style:paragraph-properties fo:text-align="justify" style:justify-single-word="false"/>
      <style:text-properties fo:color="#c9211e" loext:opacity="100%" style:font-name="Times New Roman" fo:font-size="14pt" officeooo:rsid="00306f46" officeooo:paragraph-rsid="00306f46" style:font-size-asian="14pt" style:font-size-complex="14pt"/>
    </style:style>
    <style:style style:name="P69" style:family="paragraph" style:parent-style-name="Table_20_Contents">
      <style:paragraph-properties fo:text-align="justify" style:justify-single-word="false"/>
      <style:text-properties fo:color="#ff0000" loext:opacity="100%" officeooo:rsid="0034a06f" officeooo:paragraph-rsid="0034a06f"/>
    </style:style>
    <style:style style:name="P70" style:family="paragraph" style:parent-style-name="Table_20_Contents">
      <style:paragraph-properties fo:text-align="justify" style:justify-single-word="false"/>
      <style:text-properties fo:color="#ff0000" loext:opacity="100%" officeooo:rsid="00338593" officeooo:paragraph-rsid="00338593"/>
    </style:style>
    <style:style style:name="P71" style:family="paragraph" style:parent-style-name="Table_20_Contents">
      <style:paragraph-properties fo:text-align="justify" style:justify-single-word="false"/>
      <style:text-properties fo:color="#ff0000" loext:opacity="100%" officeooo:rsid="00338593" officeooo:paragraph-rsid="0034a06f"/>
    </style:style>
    <style:style style:name="P72" style:family="paragraph" style:parent-style-name="Table_20_Contents">
      <style:paragraph-properties fo:text-align="justify" style:justify-single-word="false"/>
      <style:text-properties fo:color="#ff0000" loext:opacity="100%" style:font-name="Times New Roman" officeooo:paragraph-rsid="0034a06f"/>
    </style:style>
    <style:style style:name="P73" style:family="paragraph" style:parent-style-name="Table_20_Contents">
      <style:paragraph-properties fo:text-align="justify" style:justify-single-word="false"/>
      <style:text-properties fo:color="#ff0000" loext:opacity="100%" officeooo:paragraph-rsid="0034a06f"/>
    </style:style>
    <style:style style:name="P74" style:family="paragraph" style:parent-style-name="Table_20_Contents">
      <style:paragraph-properties fo:text-align="justify" style:justify-single-word="false"/>
      <style:text-properties fo:color="#ff0000" loext:opacity="100%" officeooo:rsid="0035af35" officeooo:paragraph-rsid="0035af35"/>
    </style:style>
    <style:style style:name="T1" style:family="text">
      <style:text-properties officeooo:rsid="0024a6f7"/>
    </style:style>
    <style:style style:name="T2" style:family="text">
      <style:text-properties officeooo:rsid="002be8cb"/>
    </style:style>
    <style:style style:name="T3" style:family="text">
      <style:text-properties fo:font-variant="normal" fo:text-transform="none" fo:font-size="12pt" fo:letter-spacing="normal" fo:font-style="normal" fo:font-weight="normal"/>
    </style:style>
    <style:style style:name="T4" style:family="text">
      <style:text-properties fo:font-variant="normal" fo:text-transform="none" fo:letter-spacing="normal" fo:font-style="normal" fo:font-weight="normal"/>
    </style:style>
    <style:style style:name="T5" style:family="text">
      <style:text-properties fo:font-variant="normal" fo:text-transform="none" fo:letter-spacing="normal" fo:font-style="normal" fo:font-weight="normal" officeooo:rsid="003f61ed"/>
    </style:style>
    <style:style style:name="T6" style:family="text">
      <style:text-properties fo:language="ru" fo:country="RU"/>
    </style:style>
    <style:style style:name="T7" style:family="text">
      <style:text-properties style:font-name="Times New Roman" fo:font-size="14pt" fo:language="ru" fo:country="RU" style:font-size-asian="14pt" style:font-size-complex="14pt"/>
    </style:style>
    <style:style style:name="T8" style:family="text">
      <style:text-properties style:font-name="Times New Roman" fo:font-size="14pt" fo:language="ru" fo:country="RU" officeooo:rsid="00330a62" style:font-size-asian="14pt" style:font-size-complex="14pt"/>
    </style:style>
    <style:style style:name="T9" style:family="text">
      <style:text-properties style:font-name="Times New Roman" fo:font-size="14pt" fo:language="ru" fo:country="RU" officeooo:rsid="001f1184" style:font-size-asian="14pt" style:font-size-complex="14pt"/>
    </style:style>
    <style:style style:name="T10" style:family="text">
      <style:text-properties style:font-name="Times New Roman" fo:font-size="14pt" fo:language="ru" fo:country="RU" officeooo:rsid="002be8cb" style:font-size-asian="14pt" style:font-size-complex="14pt"/>
    </style:style>
    <style:style style:name="T11" style:family="text">
      <style:text-properties style:font-name="Times New Roman" fo:font-size="14pt" fo:language="ru" fo:country="RU" officeooo:rsid="0022d6e4" style:font-size-asian="14pt" style:font-size-complex="14pt"/>
    </style:style>
    <style:style style:name="T12" style:family="text">
      <style:text-properties style:font-name="Times New Roman" fo:font-size="14pt" fo:language="ru" fo:country="RU" officeooo:rsid="00810fb1" style:font-size-asian="14pt" style:font-size-complex="14pt"/>
    </style:style>
    <style:style style:name="T13" style:family="text">
      <style:text-properties fo:language="en" fo:country="US"/>
    </style:style>
    <style:style style:name="T14" style:family="text">
      <style:text-properties fo:language="en" fo:country="US" officeooo:rsid="005c4ec3"/>
    </style:style>
    <style:style style:name="T15" style:family="text">
      <style:text-properties officeooo:rsid="0034a06f"/>
    </style:style>
    <style:style style:name="T16" style:family="text">
      <style:text-properties officeooo:rsid="0022d6e4"/>
    </style:style>
    <style:style style:name="T17" style:family="text">
      <style:text-properties officeooo:rsid="0038bd42"/>
    </style:style>
    <style:style style:name="T18" style:family="text">
      <style:text-properties fo:color="#00a933" loext:opacity="100%"/>
    </style:style>
    <style:style style:name="T19" style:family="text">
      <style:text-properties fo:color="#00a933" loext:opacity="100%" officeooo:rsid="005813f7"/>
    </style:style>
    <style:style style:name="T20" style:family="text">
      <style:text-properties fo:color="#00a933" loext:opacity="100%" officeooo:rsid="005c4ec3"/>
    </style:style>
    <style:style style:name="T21" style:family="text">
      <style:text-properties fo:color="#00a933" loext:opacity="100%" officeooo:rsid="005e0052"/>
    </style:style>
    <style:style style:name="T22" style:family="text">
      <style:text-properties officeooo:rsid="0059c020"/>
    </style:style>
    <style:style style:name="T23" style:family="text">
      <style:text-properties officeooo:rsid="005b9677"/>
    </style:style>
    <style:style style:name="T24" style:family="text">
      <style:text-properties officeooo:rsid="005c4ec3"/>
    </style:style>
    <style:style style:name="T25" style:family="text">
      <style:text-properties officeooo:rsid="00631d78"/>
    </style:style>
    <style:style style:name="T26" style:family="text">
      <style:text-properties officeooo:rsid="0066a08c"/>
    </style:style>
    <style:style style:name="T27" style:family="text">
      <style:text-properties fo:color="#81d41a" loext:opacity="100%" officeooo:rsid="0059c020"/>
    </style:style>
    <style:style style:name="T28" style:family="text">
      <style:text-properties officeooo:rsid="006da7b3"/>
    </style:style>
    <style:style style:name="T29" style:family="text">
      <style:text-properties officeooo:rsid="006de62b"/>
    </style:style>
    <style:style style:name="T30" style:family="text">
      <style:text-properties officeooo:rsid="00714902"/>
    </style:style>
    <style:style style:name="T31" style:family="text">
      <style:text-properties officeooo:rsid="0073dc31"/>
    </style:style>
    <style:style style:name="T32" style:family="text">
      <style:text-properties officeooo:rsid="007a2f59"/>
    </style:style>
    <style:style style:name="T33" style:family="text">
      <style:text-properties officeooo:rsid="00810fb1"/>
    </style:style>
    <style:style style:name="T34" style:family="text">
      <style:text-properties fo:color="#000000" loext:opacity="100%" officeooo:rsid="0034a06f"/>
    </style:style>
    <style:style style:name="T35" style:family="text">
      <style:text-properties fo:color="#ff0000" loext:opacity="100%" officeooo:rsid="002be8cb"/>
    </style:style>
    <style:style style:name="T36" style:family="text">
      <style:text-properties fo:color="#ff0000" loext:opacity="100%" officeooo:rsid="00810fb1"/>
    </style:style>
    <style:style style:name="T37" style:family="text">
      <style:text-properties fo:color="#ff0000" loext:opacity="100%" officeooo:rsid="0022d6e4"/>
    </style:style>
    <style:style style:name="T38" style:family="text">
      <style:text-properties officeooo:rsid="0081fc57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2%.%3%.%4%.%5%.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2%.%3%.%4%.%5%.%6%.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2%.%3%.%4%.%5%.%6%.%7%.%8%.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790007507" text:style-name="L1">
        <text:list-item>
          <text:p text:style-name="P6">Общие сведения.</text:p>
          <text:p text:style-name="P10">Разработка <text:span text:style-name="T1">программного модуля</text:span> <text:span text:style-name="T33">учёта и контроля деятельности работников</text:span> для ООО «Бизнес решения». <text:span text:style-name="T1">Срок выполнения работ 00.00.2023 — 00.00.2023.</text:span></text:p>
          <text:p text:style-name="P10"/>
        </text:list-item>
        <text:list-item>
          <text:p text:style-name="P7">Цели и назначения создания автоматизированной системы <text:span text:style-name="T2">(программного модуля) <text:s/></text:span><text:span text:style-name="T33">учёта и контроля деятельности работников</text:span><text:span text:style-name="T16">.</text:span></text:p>
          <text:p text:style-name="P11">Программный модуль предназначен для облегчения работы с продажами и услугами, а также для повышения эффективности работы сотрудников и пользователей.</text:p>
          <text:p text:style-name="P11"/>
          <text:p text:style-name="P12">В рамках проекта автоматизируется информационно-аналитическая деятельность в следующих процессах: <text:s/></text:p>
        </text:list-item>
      </text:list>
      <text:list xml:id="list3190232288" text:style-name="L2">
        <text:list-item>
          <text:list>
            <text:list-item>
              <text:p text:style-name="P52"><text:span text:style-name="T33">просмотр статуса работника</text:span>;</text:p>
            </text:list-item>
            <text:list-item>
              <text:p text:style-name="P53"><text:span text:style-name="T33">выдача заданий работникам</text:span>;</text:p>
            </text:list-item>
            <text:list-item>
              <text:p text:style-name="P54"><text:span text:style-name="T33">предоставление сроков работы задач работникам</text:span>.</text:p>
            </text:list-item>
          </text:list>
        </text:list-item>
      </text:list>
      <text:p text:style-name="P4"/>
      <text:list xml:id="list90112353538946" text:continue-numbering="true" text:style-name="L2">
        <text:list-header>
          <text:p text:style-name="P55">Программный модуль <text:span text:style-name="T33">учёта и деятельности</text:span> создаётся с целью:</text:p>
          <text:list text:continue-numbering="true">
            <text:list-item>
              <text:p text:style-name="P56">повышение качества (полноты, точности, достоверности, своевременности) информации;</text:p>
            </text:list-item>
            <text:list-item>
              <text:p text:style-name="P56">создание единой системы отчётности по показателям деятельности;</text:p>
            </text:list-item>
            <text:list-item>
              <text:p text:style-name="P56">обеспечение сбора и первичной обработки исходной информации, необходимой для подготовки отчётности по показателям деятельности;</text:p>
            </text:list-item>
            <text:list-item>
              <text:p text:style-name="P56">облегчения работы с клиентами.</text:p>
            </text:list-item>
          </text:list>
        </text:list-header>
      </text:list>
      <text:p text:style-name="P5"/>
      <text:p text:style-name="P5"/>
      <text:p text:style-name="P5"/>
      <text:p text:style-name="P5"/>
      <text:p text:style-name="P5"/>
      <text:list xml:id="list90112280383167" text:continue-list="list2790007507" text:style-name="L1">
        <text:list-item>
          <text:p text:style-name="P9"><text:soft-page-break/>Характеристика <text:span text:style-name="T17">программного модуля </text:span><text:span text:style-name="T33">учёта и деятельности работников</text:span><text:span text:style-name="T16">.</text:span></text:p>
        </text:list-item>
      </text:list>
      <table:table table:name="Таблица1" table:style-name="Таблица1">
        <table:table-column table:style-name="Таблица1.A" table:number-columns-repeated="3"/>
        <table:table-column table:style-name="Таблица1.D"/>
        <table:table-row>
          <table:table-cell table:style-name="Таблица1.A1" office:value-type="string">
            <text:p text:style-name="P68">Структурное подразделение</text:p>
          </table:table-cell>
          <table:table-cell table:style-name="Таблица1.A1" office:value-type="string">
            <text:p text:style-name="P68">Наименование процесса</text:p>
          </table:table-cell>
          <table:table-cell table:style-name="Таблица1.A1" office:value-type="string">
            <text:p text:style-name="P68">Возможность автоматизации</text:p>
          </table:table-cell>
          <table:table-cell table:style-name="Таблица1.D1" office:value-type="string">
            <text:p text:style-name="P68">Решение об автоматизации в ходе проекта</text:p>
          </table:table-cell>
        </table:table-row>
        <table:table-row table:style-name="Таблица1.2">
          <table:table-cell table:style-name="Таблица1.A2" office:value-type="string">
            <text:p text:style-name="P68">Отдел услуг</text:p>
          </table:table-cell>
          <table:table-cell table:style-name="Таблица1.A2" office:value-type="string">
            <text:p text:style-name="P68">Автоматизация процессов связанных с предоставлением услуг </text:p>
          </table:table-cell>
          <table:table-cell table:style-name="Таблица1.A2" office:value-type="string">
            <text:p text:style-name="P68">Возможна</text:p>
          </table:table-cell>
          <table:table-cell table:style-name="Таблица1.D2" office:value-type="string">
            <text:p text:style-name="P68">Будет автоматизирован</text:p>
          </table:table-cell>
        </table:table-row>
        <table:table-row table:style-name="Таблица1.2">
          <table:table-cell table:style-name="Таблица1.A2" office:value-type="string">
            <text:p text:style-name="P68">Отдела продаж</text:p>
          </table:table-cell>
          <table:table-cell table:style-name="Таблица1.A2" office:value-type="string">
            <text:p text:style-name="P68">Автоматизация процессов связанных с куплей, продажей товаров</text:p>
          </table:table-cell>
          <table:table-cell table:style-name="Таблица1.A2" office:value-type="string">
            <text:p text:style-name="P68">Возможна</text:p>
          </table:table-cell>
          <table:table-cell table:style-name="Таблица1.D2" office:value-type="string">
            <text:p text:style-name="P68">Будет автоматизирован</text:p>
          </table:table-cell>
        </table:table-row>
      </table:table>
      <text:p text:style-name="P1"/>
      <text:list xml:id="list90112929762278" text:continue-numbering="true" text:style-name="L1">
        <text:list-item>
          <text:p text:style-name="P9">Требования к автоматизированной системе <text:span text:style-name="T2">(программному модулю) <text:s/></text:span><text:span text:style-name="T33">учёта и деятельности работников</text:span><text:span text:style-name="T16">.</text:span></text:p>
          <text:p text:style-name="P13">Программный модуль должен поддерживать следующие режимы функционирования:</text:p>
        </text:list-item>
      </text:list>
      <text:list xml:id="list2026772981" text:style-name="L3">
        <text:list-item>
          <text:list>
            <text:list-item>
              <text:p text:style-name="P14">Основной режим программного модуля, в котором подсистемы выполняют базовый набор функций;</text:p>
            </text:list-item>
            <text:list-item>
              <text:p text:style-name="P14">Режим администрирования программного модуля, в котором подсистемы выполняют расширенный набор функций.</text:p>
            </text:list-item>
          </text:list>
        </text:list-item>
      </text:list>
      <text:p text:style-name="P1"/>
      <text:list xml:id="list90112896808801" text:continue-list="list90112929762278" text:style-name="L1">
        <text:list-item>
          <text:p text:style-name="P51"><text:span text:style-name="T9">Состав и содержание работ по созданию автоматизированной системы </text:span><text:span text:style-name="T10">(программного модуля) </text:span><text:span text:style-name="T12">учёта и деятельности работников</text:span><text:span text:style-name="T10">.</text:span></text:p>
          <text:p text:style-name="P66"><text:span text:style-name="T8">Р</text:span><text:span text:style-name="T7">аботы по созданию программного модуля выполняются в три этапа:</text:span></text:p>
        </text:list-item>
      </text:list>
      <text:list xml:id="list3677132927" text:style-name="L4">
        <text:list-item>
          <text:p text:style-name="P67">Проектирование. Разработка эскизного проекта. Разработка технического проекта (продолжительность — Х месяца).</text:p>
        </text:list-item>
        <text:list-item>
          <text:p text:style-name="P67">Разработка рабочей документации. Адаптация программ (продолжительность — У месяцев)</text:p>
        </text:list-item>
        <text:list-item>
          <text:p text:style-name="P67">Ввод в действие (продолжительность — Г месяцев).</text:p>
          <text:p text:style-name="P61"/>
        </text:list-item>
      </text:list>
      <text:p text:style-name="P1"/>
      <text:p text:style-name="P1"><text:soft-page-break/></text:p>
      <text:list xml:id="list90112476855926" text:continue-list="list90112896808801" text:style-name="L1">
        <text:list-item>
          <text:p text:style-name="P9">Порядок разработки автоматизированной системы <text:span text:style-name="T2">(программного </text:span><text:span text:style-name="T35">модуля) </text:span><text:span text:style-name="T36">учёта и деятельности работников</text:span><text:span text:style-name="T37">.</text:span></text:p>
          <text:list>
            <text:list-item>
              <text:p text:style-name="P63">Виды и объём испытаний системы</text:p>
            </text:list-item>
          </text:list>
        </text:list-item>
      </text:list>
      <text:list xml:id="list1083764706" text:style-name="L5">
        <text:list-item>
          <text:list>
            <text:list-item>
              <text:list>
                <text:list-item>
                  <text:p text:style-name="P64">Предварительные испытания</text:p>
                </text:list-item>
                <text:list-item>
                  <text:p text:style-name="P64">Опытная эксплуатация</text:p>
                </text:list-item>
                <text:list-item>
                  <text:p text:style-name="P64">Приёмочные испытания</text:p>
                </text:list-item>
              </text:list>
            </text:list-item>
          </text:list>
        </text:list-item>
      </text:list>
      <text:list xml:id="list90111254435701" text:continue-list="list90112476855926" text:style-name="L1">
        <text:list-item>
          <text:list>
            <text:list-item>
              <text:p text:style-name="P63">Требования к приёмке работ по стадиям</text:p>
            </text:list-item>
          </text:list>
        </text:list-item>
      </text:list>
      <table:table table:name="Таблица2" table:style-name="Таблица2">
        <table:table-column table:style-name="Таблица2.A" table:number-columns-repeated="5"/>
        <table:table-row>
          <table:table-cell table:style-name="Таблица2.A1" office:value-type="string">
            <text:p text:style-name="P70">Стадия испытаний</text:p>
          </table:table-cell>
          <table:table-cell table:style-name="Таблица2.A1" office:value-type="string">
            <text:p text:style-name="P70">Участники испытаний</text:p>
          </table:table-cell>
          <table:table-cell table:style-name="Таблица2.A1" office:value-type="string">
            <text:p text:style-name="P70">Место и срок проведения</text:p>
          </table:table-cell>
          <table:table-cell table:style-name="Таблица2.A1" office:value-type="string">
            <text:p text:style-name="P70">Порядок согласования документации</text:p>
          </table:table-cell>
          <table:table-cell table:style-name="Таблица2.E1" office:value-type="string">
            <text:p text:style-name="P70">Статус приёмочной комиссии</text:p>
          </table:table-cell>
        </table:table-row>
        <table:table-row>
          <table:table-cell table:style-name="Таблица2.A2" office:value-type="string">
            <text:p text:style-name="P70">Предварительные испытания</text:p>
          </table:table-cell>
          <table:table-cell table:style-name="Таблица2.A2" office:value-type="string">
            <text:p text:style-name="P70">Организация Заказчика и Разработчика</text:p>
          </table:table-cell>
          <table:table-cell table:style-name="Таблица2.A2" office:value-type="string">
            <text:p text:style-name="P70">На территории Заказчика с <text:span text:style-name="T13">dd.mm.yyyy </text:span><text:span text:style-name="T6">по <text:s/></text:span><text:span text:style-name="T13">dd.mm.yyyy</text:span></text:p>
          </table:table-cell>
          <table:table-cell table:style-name="Таблица2.A2" office:value-type="string">
            <text:p text:style-name="P69">Проведение предварительных испытаний. Фиксирование выявленных неполадок в Протоколе испытаний.</text:p>
            <text:p text:style-name="P69">Устранение выявленных неполадок. Принятие решения о возможности передачи программного модуля в опытную эксплуатаци.</text:p>
            <text:p text:style-name="P69">Составление и подписание Акта приёмки программного модуля в опытную эксплуатацию.</text:p>
          </table:table-cell>
          <table:table-cell table:style-name="Таблица2.E2" office:value-type="string">
            <text:p text:style-name="P70">Экспертная группа</text:p>
          </table:table-cell>
        </table:table-row>
        <table:table-row>
          <table:table-cell table:style-name="Таблица2.A2" office:value-type="string">
            <text:p text:style-name="P69">Опытная эксплуатация</text:p>
          </table:table-cell>
          <table:table-cell table:style-name="Таблица2.A2" office:value-type="string">
            <text:p text:style-name="P69">Организации Заказчика и Разработчкиа</text:p>
          </table:table-cell>
          <table:table-cell table:style-name="Таблица2.A2" office:value-type="string">
            <text:p text:style-name="P71">На территории Заказчика с <text:span text:style-name="T13">dd.mm.yyyy </text:span><text:span text:style-name="T6">по <text:s/></text:span><text:span text:style-name="T13">dd.mm.yyyy</text:span></text:p>
          </table:table-cell>
          <table:table-cell table:style-name="Таблица2.A2" office:value-type="string">
            <text:p text:style-name="P69">Проведение опытной эксплуатации. Фиксирование выявленных неполадок в Протоколе испытаний.</text:p>
            <text:p text:style-name="P69"><text:soft-page-break/>Устранение выявленных неполадок. Проверка устранения выявленных неполадок. Проверка устранения выявленных неполадок. Принятие решения о готовности программного модуля к приёмочным испытаниям. Составление и подписание Акта о завершении опытной эксплуатации программного модуля.</text:p>
          </table:table-cell>
          <table:table-cell table:style-name="Таблица2.E2" office:value-type="string">
            <text:p text:style-name="P69">Группа тестирования</text:p>
          </table:table-cell>
        </table:table-row>
        <table:table-row>
          <table:table-cell table:style-name="Таблица2.A2" office:value-type="string">
            <text:p text:style-name="P69">Приёмочные испытания</text:p>
          </table:table-cell>
          <table:table-cell table:style-name="Таблица2.A2" office:value-type="string">
            <text:p text:style-name="P73"><text:span text:style-name="T15">Организации Заказчика и Разработчика</text:span></text:p>
          </table:table-cell>
          <table:table-cell table:style-name="Таблица2.A2" office:value-type="string">
            <text:p text:style-name="P72"><text:span text:style-name="T15">На территории Заказчика, с </text:span><text:span text:style-name="T3">dd.mm.yyyy по dd.mm.yyyy</text:span> </text:p>
          </table:table-cell>
          <table:table-cell table:style-name="Таблица2.A2" office:value-type="string">
            <text:p text:style-name="P74">Проведение приёмочных испытаний. Фиксирование выявленных неполадок в Протоколе испытаний. Устранение выявленных неполадок. Принятие решения о возможности передачи программного модуля в промышленную эксплуатацию.</text:p>
            <text:p text:style-name="P74">Составление и подписание Акта о завершении приёмочных испытаний по передаче программного <text:soft-page-break/>модуля в промышленную эксплуатацию. Оформление Акта завершения работ.</text:p>
          </table:table-cell>
          <table:table-cell table:style-name="Таблица2.E2" office:value-type="string">
            <text:p text:style-name="P69"/>
          </table:table-cell>
        </table:table-row>
      </table:table>
      <text:p text:style-name="P2"/>
      <text:p text:style-name="P1"/>
      <text:list xml:id="list90112586934968" text:continue-numbering="true" text:style-name="L1">
        <text:list-item>
          <text:p text:style-name="P8">Требования к составу и содержанию работ по подготовке объекта автоматизации к вводу автоматизированной системы <text:span text:style-name="T2">(программного модуля) </text:span><text:span text:style-name="T38">учёта и деятельности работников </text:span>в действие.</text:p>
          <text:p text:style-name="P57">В перечень основных мероприятий включают:</text:p>
        </text:list-item>
      </text:list>
      <text:list xml:id="list1394955355" text:style-name="L6">
        <text:list-item>
          <text:p text:style-name="P58">Технические мероприятия;</text:p>
          <text:list>
            <text:list-item>
              <text:p text:style-name="P59">осуществлена подготовка помещения для размещения программного модуля в соответствии с требованиями, приведёнными в настоящем техническом задании;</text:p>
            </text:list-item>
            <text:list-item>
              <text:p text:style-name="P59">осуществлена установка необходимого программного модуля;</text:p>
            </text:list-item>
            <text:list-item>
              <text:p text:style-name="P59">организованно необходимое сетевое взаимодействие.</text:p>
            </text:list-item>
          </text:list>
        </text:list-item>
        <text:list-item>
          <text:p text:style-name="P58">Организационные мероприятия;</text:p>
          <text:list>
            <text:list-item>
              <text:p text:style-name="P60">организация доступа к базам данных источников;</text:p>
            </text:list-item>
            <text:list-item>
              <text:p text:style-name="P60">определение регламента информирования об изменениях структур систем-источников;</text:p>
            </text:list-item>
            <text:list-item>
              <text:p text:style-name="P15"><text:span text:style-name="T4">выделение ответственных </text:span><text:span text:style-name="T5">специалистов со стороны Заказчика для взаимодействия с проектной командой по вопросам взаимодействия с системами-источниками данных.</text:span></text:p>
            </text:list-item>
          </text:list>
        </text:list-item>
      </text:list>
      <text:p text:style-name="Text_20_body"><text:line-break/></text:p>
      <text:p text:style-name="P1"/>
      <text:p text:style-name="P1"/>
      <text:p text:style-name="P1"><text:a xlink:type="simple" xlink:href="https://www.prj-exp.ru/patterns/pattern_tech_task.php" text:style-name="Internet_20_link" text:visited-style-name="Visited_20_Internet_20_Link">https://www.prj-exp.ru/patterns/pattern_tech_task.php</text:a></text:p>
      <text:p text:style-name="P1"/>
      <text:p text:style-name="P1"/>
      <text:p text:style-name="P3"><text:soft-page-break/>ЧТО ДОЛЖНА ДЕЛАТЬ ПРОГРАММА, ФУНКЦИОНА<text:span text:style-name="T32">Л</text:span></text:p>
      <text:list xml:id="list3480841682" text:style-name="L7">
        <text:list-item>
          <text:p text:style-name="P16">Перед началом работы необходимо авторизоваться;</text:p>
          <text:list>
            <text:list-item>
              <text:p text:style-name="P16">Если отсутствует учётная запись, то пользователь должен зарегистрироваться, после этого он сможет авторизоваться.</text:p>
            </text:list-item>
          </text:list>
        </text:list-item>
        <text:list-item>
          <text:p text:style-name="P16">Функционал зависящий от роли пользователя;</text:p>
          <text:list>
            <text:list-item>
              <text:p text:style-name="P17">Пользователь (заказчик);</text:p>
              <text:list>
                <text:list-item>
                  <text:p text:style-name="P18">Просмотр списка продуктов.</text:p>
                  <text:list>
                    <text:list-item>
                      <text:p text:style-name="P17">Фильтрация</text:p>
                    </text:list-item>
                    <text:list-item>
                      <text:p text:style-name="P17">Сортировка</text:p>
                    </text:list-item>
                    <text:list-item>
                      <text:p text:style-name="P17">Поиск</text:p>
                    </text:list-item>
                    <text:list-item>
                      <text:p text:style-name="P17">Заказ</text:p>
                    </text:list-item>
                    <text:list-item>
                      <text:p text:style-name="P22">Добавление в избранное</text:p>
                    </text:list-item>
                  </text:list>
                </text:list-item>
                <text:list-item>
                  <text:p text:style-name="P17">Просмотр списка услуг</text:p>
                  <text:list>
                    <text:list-item>
                      <text:p text:style-name="P17">Фильтрация</text:p>
                    </text:list-item>
                    <text:list-item>
                      <text:p text:style-name="P17">Сортировка</text:p>
                    </text:list-item>
                    <text:list-item>
                      <text:p text:style-name="P17">Поиска</text:p>
                    </text:list-item>
                    <text:list-item>
                      <text:p text:style-name="P17">Заказ</text:p>
                    </text:list-item>
                  </text:list>
                </text:list-item>
                <text:list-item>
                  <text:p text:style-name="P22">Просмотр избранного</text:p>
                </text:list-item>
                <text:list-item>
                  <text:p text:style-name="P23">Редактирование информации о себе</text:p>
                </text:list-item>
                <text:list-item>
                  <text:p text:style-name="P23">Просмотр истории заказов (статуса выполнения)</text:p>
                  <text:list>
                    <text:list-item>
                      <text:p text:style-name="P24">Фильтрация</text:p>
                    </text:list-item>
                    <text:list-item>
                      <text:p text:style-name="P24">Сортировка</text:p>
                    </text:list-item>
                    <text:list-item>
                      <text:p text:style-name="P24">Поиск</text:p>
                    </text:list-item>
                    <text:list-item>
                      <text:p text:style-name="P25">Отмена заказа</text:p>
                    </text:list-item>
                  </text:list>
                </text:list-item>
                <text:list-item>
                  <text:p text:style-name="P23">Просмотр истории предоставления услуг (статус<text:span text:style-name="T25">а</text:span> выполнения)</text:p>
                  <text:list>
                    <text:list-item>
                      <text:p text:style-name="P24">Фильтрация</text:p>
                    </text:list-item>
                    <text:list-item>
                      <text:p text:style-name="P24">Сортировка</text:p>
                    </text:list-item>
                    <text:list-item>
                      <text:p text:style-name="P24">Поиск</text:p>
                    </text:list-item>
                    <text:list-item>
                      <text:p text:style-name="P25">Отмена заказа</text:p>
                    </text:list-item>
                  </text:list>
                </text:list-item>
              </text:list>
            </text:list-item>
            <text:list-item>
              <text:p text:style-name="P26"><text:soft-page-break/>Работник (редактор)</text:p>
              <text:list>
                <text:list-item>
                  <text:p text:style-name="P26">Все функции пользователя</text:p>
                </text:list-item>
                <text:list-item>
                  <text:p text:style-name="P26">Просмотр истории заказов продуктов <text:span text:style-name="T31">и услуг </text:span>всех пользователей</text:p>
                  <text:list>
                    <text:list-item>
                      <text:p text:style-name="P26">Редактирование данных о заказах <text:span text:style-name="T28">продукта</text:span></text:p>
                    </text:list-item>
                    <text:list-item>
                      <text:p text:style-name="P26">Возможность менять статус выполнения заказа</text:p>
                    </text:list-item>
                    <text:list-item>
                      <text:p text:style-name="P27">Возможность удаления (отмены<text:span text:style-name="T29">)</text:span> заказа</text:p>
                    </text:list-item>
                    <text:list-item>
                      <text:p text:style-name="P28">Создание отчётов?</text:p>
                    </text:list-item>
                  </text:list>
                </text:list-item>
                <text:list-item>
                  <text:p text:style-name="P62">Работник не может редактировать избранные товары пользователей!!!!!!!!!!</text:p>
                </text:list-item>
              </text:list>
            </text:list-item>
            <text:list-item>
              <text:p text:style-name="P29">Работник (кладовщик)</text:p>
              <text:list>
                <text:list-item>
                  <text:p text:style-name="P29">Все функции пользователя</text:p>
                </text:list-item>
                <text:list-item>
                  <text:p text:style-name="P29">Просмотр информации о реализации товаров</text:p>
                  <text:list>
                    <text:list-item>
                      <text:p text:style-name="P29">Редактирование данных</text:p>
                    </text:list-item>
                    <text:list-item>
                      <text:p text:style-name="P29">Удаление данных</text:p>
                    </text:list-item>
                    <text:list-item>
                      <text:p text:style-name="P28">Создание отчётов?</text:p>
                    </text:list-item>
                  </text:list>
                </text:list-item>
              </text:list>
            </text:list-item>
            <text:list-item>
              <text:p text:style-name="P30">Администратор</text:p>
              <text:list>
                <text:list-item>
                  <text:p text:style-name="P30">Полный функционал</text:p>
                </text:list-item>
              </text:list>
            </text:list-item>
          </text:list>
        </text:list-item>
      </text:list>
      <text:list xml:id="list2391598796" text:style-name="L8">
        <text:list-header>
          <text:p text:style-name="P19"/>
          <text:p text:style-name="P20">СУЩНОСТИ</text:p>
        </text:list-header>
      </text:list>
      <text:list xml:id="list4058895853" text:style-name="L9">
        <text:list-item>
          <text:p text:style-name="P31">Роли</text:p>
          <text:list>
            <text:list-item>
              <text:p text:style-name="P31">Идентификатор</text:p>
            </text:list-item>
            <text:list-item>
              <text:p text:style-name="P31">Название</text:p>
              <text:list>
                <text:list-item>
                  <text:p text:style-name="P32">Пользователь <text:span text:style-name="T26">(заказчик)</text:span></text:p>
                </text:list-item>
                <text:list-item>
                  <text:p text:style-name="P32">Администратор <text:span text:style-name="T27">(доступны все функции)</text:span></text:p>
                </text:list-item>
                <text:list-item>
                  <text:p text:style-name="P32">Работник</text:p>
                  <text:list>
                    <text:list-item>
                      <text:p text:style-name="P33">Кладовщик</text:p>
                    </text:list-item>
                    <text:list-item>
                      <text:p text:style-name="P33">Редактор? <text:span text:style-name="T14">(</text:span><text:span text:style-name="T24">что с названием?</text:span><text:span text:style-name="T14">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4"><text:span text:style-name="T14">С</text:span><text:span text:style-name="T13">татус</text:span></text:p>
          <text:list>
            <text:list-item>
              <text:p text:style-name="P34">Идентификатор</text:p>
            </text:list-item>
            <text:list-item>
              <text:p text:style-name="P34">Название</text:p>
              <text:list>
                <text:list-item>
                  <text:p text:style-name="P35">Ожидает начала выполнения</text:p>
                </text:list-item>
                <text:list-item>
                  <text:p text:style-name="P35">В процессе</text:p>
                </text:list-item>
                <text:list-item>
                  <text:p text:style-name="P35">Выполнен</text:p>
                </text:list-item>
              </text:list>
            </text:list-item>
            <text:list-item>
              <text:p text:style-name="P34">Описание</text:p>
            </text:list-item>
          </text:list>
        </text:list-item>
        <text:list-item>
          <text:p text:style-name="P31">Пользователь</text:p>
          <text:list>
            <text:list-item>
              <text:p text:style-name="P37">Идентификатор</text:p>
            </text:list-item>
            <text:list-item>
              <text:p text:style-name="P21">Фамилия</text:p>
            </text:list-item>
            <text:list-item>
              <text:p text:style-name="P21">Имя</text:p>
            </text:list-item>
            <text:list-item>
              <text:p text:style-name="P21">Отчество</text:p>
            </text:list-item>
            <text:list-item>
              <text:p text:style-name="P21">Дата рождения</text:p>
            </text:list-item>
            <text:list-item>
              <text:p text:style-name="P21">Логин</text:p>
            </text:list-item>
            <text:list-item>
              <text:p text:style-name="P21">Пароль</text:p>
            </text:list-item>
            <text:list-item>
              <text:p text:style-name="P21">Роль</text:p>
            </text:list-item>
            <text:list-item>
              <text:p text:style-name="P21">Телефон</text:p>
            </text:list-item>
            <text:list-item>
              <text:p text:style-name="P50">E-Mail</text:p>
            </text:list-item>
            <text:list-item>
              <text:p text:style-name="P21">Дата регистрации</text:p>
            </text:list-item>
            <text:list-item>
              <text:p text:style-name="P38">Количество покупок товаров</text:p>
            </text:list-item>
            <text:list-item>
              <text:p text:style-name="P38">Количество оказанных услуг</text:p>
            </text:list-item>
          </text:list>
        </text:list-item>
        <text:list-item>
          <text:p text:style-name="P37"><text:soft-page-break/>Категория продукта</text:p>
          <text:list>
            <text:list-item>
              <text:p text:style-name="P37">Идентификатор</text:p>
            </text:list-item>
            <text:list-item>
              <text:p text:style-name="P37">Название</text:p>
              <text:list>
                <text:list-item>
                  <text:p text:style-name="P37">Бухгалтерия</text:p>
                </text:list-item>
                <text:list-item>
                  <text:p text:style-name="P37">Зарплата и управление</text:p>
                </text:list-item>
                <text:list-item>
                  <text:p text:style-name="P37">Торговля</text:p>
                </text:list-item>
                <text:list-item>
                  <text:p text:style-name="P37">Отраслевые решения</text:p>
                </text:list-item>
                <text:list-item>
                  <text:p text:style-name="P37">Лицензии</text:p>
                </text:list-item>
                <text:list-item>
                  <text:p text:style-name="P37">Управленческий учёт</text:p>
                </text:list-item>
                <text:list-item>
                  <text:p text:style-name="P37">Некоммерческие организации</text:p>
                </text:list-item>
              </text:list>
            </text:list-item>
            <text:list-item>
              <text:p text:style-name="P39">Дата появления?</text:p>
            </text:list-item>
          </text:list>
        </text:list-item>
        <text:list-item>
          <text:p text:style-name="P37">Продукт </text:p>
          <text:list>
            <text:list-item>
              <text:p text:style-name="P39">Идентификатор</text:p>
            </text:list-item>
            <text:list-item>
              <text:p text:style-name="P39">Идентификатор категории продукта</text:p>
            </text:list-item>
            <text:list-item>
              <text:p text:style-name="P39">Название</text:p>
            </text:list-item>
            <text:list-item>
              <text:p text:style-name="P40">Изображение</text:p>
            </text:list-item>
            <text:list-item>
              <text:p text:style-name="P39">Описание</text:p>
            </text:list-item>
            <text:list-item>
              <text:p text:style-name="P39">Стоимость</text:p>
            </text:list-item>
            <text:list-item>
              <text:p text:style-name="P39">Количество на складе?</text:p>
            </text:list-item>
            <text:list-item>
              <text:p text:style-name="P39">Скидка</text:p>
            </text:list-item>
            <text:list-item>
              <text:p text:style-name="P41">Дата добавления (обозначать новые товары по особенному, меньше 1 месяца)</text:p>
            </text:list-item>
          </text:list>
        </text:list-item>
        <text:list-item>
          <text:p text:style-name="P42">Услуга</text:p>
          <text:list>
            <text:list-item>
              <text:p text:style-name="P42">Идентификатор</text:p>
            </text:list-item>
            <text:list-item>
              <text:p text:style-name="P42">Название</text:p>
            </text:list-item>
            <text:list-item>
              <text:p text:style-name="P42">Описание</text:p>
            </text:list-item>
            <text:list-item>
              <text:p text:style-name="P42">Цена за час</text:p>
            </text:list-item>
            <text:list-item>
              <text:p text:style-name="P41">Дата добавления (обозначать новые услуги по особенному, меньше 1 месяца)</text:p>
            </text:list-item>
          </text:list>
        </text:list-item>
        <text:list-item>
          <text:p text:style-name="P43">Заказы продуктов пользователя <text:span text:style-name="T22">(пользователь видит </text:span><text:span text:style-name="T23">только свои заказы, </text:span><text:soft-page-break/><text:span text:style-name="T23">редактор видит все заказы и </text:span><text:span text:style-name="T22">)</text:span></text:p>
          <text:list>
            <text:list-item>
              <text:p text:style-name="P43">Идентификатор</text:p>
            </text:list-item>
            <text:list-item>
              <text:p text:style-name="P43">Идентификатор продукта</text:p>
            </text:list-item>
            <text:list-item>
              <text:p text:style-name="P43">Кол-во продукта</text:p>
            </text:list-item>
            <text:list-item>
              <text:p text:style-name="P36">Дата заказа</text:p>
            </text:list-item>
            <text:list-item>
              <text:p text:style-name="P36"><text:span text:style-name="T30">Идентификатор с</text:span>татус<text:span text:style-name="T30">а</text:span> выполнения</text:p>
            </text:list-item>
            <text:list-item>
              <text:p text:style-name="P44">Дата завершения (только когда статус = выполнен)</text:p>
            </text:list-item>
          </text:list>
        </text:list-item>
        <text:list-item>
          <text:p text:style-name="P45">Заказы услуг пользователя</text:p>
          <text:list>
            <text:list-item>
              <text:p text:style-name="P45">Идентификатор</text:p>
            </text:list-item>
            <text:list-item>
              <text:p text:style-name="P45">Идентификатор услуги</text:p>
            </text:list-item>
            <text:list-item>
              <text:p text:style-name="P45">Дата заказа</text:p>
            </text:list-item>
            <text:list-item>
              <text:p text:style-name="P35"><text:span text:style-name="T30">Идентификатор с</text:span>татус<text:span text:style-name="T30">а</text:span> выполнения</text:p>
            </text:list-item>
            <text:list-item>
              <text:p text:style-name="P45">Дата завершения (только когда статус = выполнен)</text:p>
            </text:list-item>
          </text:list>
        </text:list-item>
        <text:list-item>
          <text:p text:style-name="P46">Избранные продукты пользователя</text:p>
          <text:list>
            <text:list-item>
              <text:p text:style-name="P46">Идентификатор</text:p>
            </text:list-item>
            <text:list-item>
              <text:p text:style-name="P46">Идентификатор продукта</text:p>
            </text:list-item>
            <text:list-item>
              <text:p text:style-name="P46">Идентификатор пользователя</text:p>
            </text:list-item>
            <text:list-item>
              <text:p text:style-name="P46">Дата добавления в избранное</text:p>
            </text:list-item>
          </text:list>
        </text:list-item>
        <text:list-item>
          <text:p text:style-name="P45"><text:span text:style-name="T18">Реализованные </text:span><text:span text:style-name="T19">продукты (продукт заносится сюда после того как статус выполнения заказа был установлен на ВЫПОЛНЕНО, </text:span><text:span text:style-name="T20">доступно роли кладовщика</text:span><text:span text:style-name="T19">)</text:span></text:p>
          <text:list>
            <text:list-item>
              <text:p text:style-name="P65">Идентификатор</text:p>
            </text:list-item>
            <text:list-item>
              <text:p text:style-name="P65">Идентификатор продукты</text:p>
            </text:list-item>
            <text:list-item>
              <text:p text:style-name="P47"><text:span text:style-name="T19">И</text:span><text:span text:style-name="T18">дентификатор пользователя</text:span></text:p>
            </text:list-item>
            <text:list-item>
              <text:p text:style-name="P65">Дата реализации (та же что и в таблице «Заказы продуктов пользователя»)</text:p>
            </text:list-item>
            <text:list-item>
              <text:p text:style-name="P65">Кол-во реализованных продуктов</text:p>
            </text:list-item>
          </text:list>
        </text:list-item>
        <text:list-item>
          <text:p text:style-name="P48"><text:span text:style-name="T18">Реализованные услуги (услуга заносится сюда после того как статус выполнения заказа был установлен на ВЫПОЛНЕНО, </text:span><text:span text:style-name="T21">доступно роли кладовщика?</text:span><text:span text:style-name="T18">)</text:span></text:p>
          <text:list>
            <text:list-item>
              <text:p text:style-name="P65"><text:soft-page-break/>Идентификатор</text:p>
            </text:list-item>
            <text:list-item>
              <text:p text:style-name="P65">Идентификатор услуги</text:p>
            </text:list-item>
            <text:list-item>
              <text:p text:style-name="P49"><text:span text:style-name="T18">Дата реализации </text:span><text:span text:style-name="T19">(та же что и в таблице «Заказы </text:span><text:span text:style-name="T18">услуги</text:span><text:span text:style-name="T19"> пользователя»)</text:span></text:p>
            </text:list-item>
            <text:list-item>
              <text:p text:style-name="P47"><text:span text:style-name="T19">И</text:span><text:span text:style-name="T18">дентификатор пользователя</text:span></text:p>
            </text:list-item>
          </text:list>
        </text:list-item>
      </text:list>
      <text:list xml:id="list90111342747657" text:continue-list="list2391598796" text:style-name="L8">
        <text:list-item>
          <text:list>
            <text:list-item>
              <text:list>
                <text:list-header>
                  <text:p text:style-name="P19"/>
                </text:list-header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09T09:01:10.968353135</dc:date>
    <meta:editing-duration>PT3H58M34S</meta:editing-duration>
    <meta:editing-cycles>47</meta:editing-cycles>
    <meta:generator>LibreOffice/7.3.7.2$Linux_X86_64 LibreOffice_project/30$Build-2</meta:generator>
    <meta:document-statistic meta:table-count="2" meta:image-count="0" meta:object-count="0" meta:page-count="11" meta:paragraph-count="207" meta:word-count="1049" meta:character-count="8167" meta:non-whitespace-character-count="7471"/>
  </office:meta>
</office:document-meta>
</file>